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complex="16pt"/>
    </style:style>
    <style:style style:name="P2" style:family="paragraph" style:parent-style-name="Standard" style:list-style-name="L1">
      <style:text-properties style:font-size-complex="16pt"/>
    </style:style>
    <style:style style:name="P3" style:family="paragraph" style:parent-style-name="Standard">
      <style:text-properties fo:font-size="88pt" style:font-size-asian="88pt" style:font-name-complex="IranNastaliq" style:font-size-complex="88pt"/>
    </style:style>
    <style:style style:name="P4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5" style:family="paragraph" style:parent-style-name="Standard">
      <style:text-properties fo:font-size="96pt" style:font-size-asian="96pt" style:font-name-complex="IranNastaliq" style:font-size-complex="96pt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style:font-size-asian="14pt" style:font-name-complex="Terafik" style:font-size-complex="14pt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فصل پنجم</text:p>
      <text:p text:style-name="P4"><text:span text:style-name="T3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1">
        <text:list-header>
          <text:p text:style-name="P6"><text:span text:style-name="T2"/></text:p>
        </text:list-header>
        <text:list-item>
          <text:p text:style-name="P2"><text:span text:style-name="T1">محیط X ،تاریخچه آن ونحوه پیکربندی آن</text:span></text:p>
        </text:list-item>
        <text:list-item>
          <text:p text:style-name="P2"><text:span text:style-name="T1">میزکارهای مختلف</text:span></text:p>
        </text:list-item>
        <text:list-item>
          <text:p text:style-name="P2"><text:span text:style-name="T1">مدیربوت و نحوه کارکردن باآن</text:span></text:p>
        </text:list-item>
        <text:list-item>
          <text:p text:style-name="P2"><text:span text:style-name="T1">نصب سخت افزارهای مختلف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27:53</meta:creation-date>
    <dc:date>2011-03-29T17:31:33</dc:date>
    <dc:creator>Mehdi Esmaeelpour</dc:creator>
    <meta:editing-duration>PT00H03M40S</meta:editing-duration>
    <meta:editing-cycles>8</meta:editing-cycles>
    <meta:generator>OpenOffice.org/3.2$Unix OpenOffice.org_project/320m18$Build-9502</meta:generator>
    <meta:document-statistic meta:table-count="0" meta:image-count="0" meta:object-count="0" meta:page-count="1" meta:paragraph-count="6" meta:word-count="25" meta:character-count="189"/>
  </office:meta>
</office:document-meta>
</file>